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69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xml:id="id1" draw:id="id1" draw:layer="layout" svg:width="6cm" svg:height="0.963cm" svg:x="21cm" svg:y="22.038cm">
          <draw:text-box>
            <text:p><text:tab/>{R04, R07}</text:p>
          </draw:text-box>
        </draw:frame>
        <draw:custom-shape draw:style-name="gr2" draw:text-style-name="P1" xml:id="id2" draw:id="id2" draw:layer="layout" svg:width="3.8cm" svg:height="2cm" svg:x="22.1cm" svg:y="18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cm" svg:height="0cm" svg:x="5.981cm" svg:y="20.036cm" svg:viewBox="0 0 0 0" draw:points="0,0">
          <text:p/>
        </draw:polygon>
        <draw:polygon draw:style-name="gr3" draw:text-style-name="P1" draw:layer="layout" svg:width="0cm" svg:height="0cm" svg:x="10cm" svg:y="11.924cm" svg:viewBox="0 0 0 0" draw:points="0,0">
          <text:p/>
        </draw:polygon>
        <draw:custom-shape draw:style-name="gr4" draw:text-style-name="P1" draw:layer="layout" svg:width="7.5cm" svg:height="3.5cm" svg:x="5cm" svg:y="19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xml:id="id4" draw:id="id4" draw:layer="layout" svg:width="7.5cm" svg:height="2.937cm" svg:x="5cm" svg:y="19.376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3" draw:text-style-name="P1" draw:layer="layout" svg:width="0cm" svg:height="0cm" svg:x="10cm" svg:y="17cm" svg:viewBox="0 0 0 0" draw:points="0,0">
          <text:p/>
        </draw:polygon>
        <draw:custom-shape draw:style-name="gr2" draw:text-style-name="P1" xml:id="id3" draw:id="id3" draw:layer="layout" svg:width="3cm" svg:height="2.5cm" svg:x="22.5cm" svg:y="13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24cm" svg:y1="22.038cm" svg:x2="24cm" svg:y2="20cm" draw:start-shape="id1" draw:start-glue-point="0" draw:end-shape="id2" draw:end-glue-point="8" svg:d="m24000 22038v-2038">
          <text:p/>
        </draw:connector>
        <draw:connector draw:style-name="gr6" draw:text-style-name="P1" draw:layer="layout" svg:x1="24cm" svg:y1="18cm" svg:x2="24cm" svg:y2="16cm" draw:start-shape="id2" draw:start-glue-point="4" draw:end-shape="id3" svg:d="m24000 18000v-2000">
          <text:p/>
        </draw:connector>
        <draw:connector draw:style-name="gr6" draw:text-style-name="P1" draw:layer="layout" svg:x1="12.5cm" svg:y1="20.844cm" svg:x2="22.5cm" svg:y2="14.75cm" draw:start-shape="id4" draw:start-glue-point="1" draw:end-shape="id3" draw:end-glue-point="6" svg:d="m12500 20844h5000v-6094h5000">
          <text:p/>
        </draw:connector>
        <draw:connector draw:style-name="gr6" draw:text-style-name="P1" draw:layer="layout" svg:x1="24cm" svg:y1="13.5cm" svg:x2="24cm" svg:y2="11cm" draw:start-shape="id3" draw:start-glue-point="5" draw:end-shape="id5" draw:end-glue-point="2" svg:d="m24000 13500v-2500">
          <text:p/>
        </draw:connector>
        <draw:frame draw:style-name="gr7" draw:text-style-name="P2" draw:layer="layout" svg:width="7cm" svg:height="3.811cm" svg:x="11.2cm" svg:y="14.794cm">
          <draw:text-box>
            <text:p text:style-name="P2">{</text:p>
            <text:p text:style-name="P2"><text:tab/>R02, R03, R04,</text:p>
            <text:p text:style-name="P2"><text:tab/>R05, R06, R08,</text:p>
            <text:p text:style-name="P2"><text:tab/>R09, R10, R13</text:p>
            <text:p text:style-name="P2">}</text:p>
          </draw:text-box>
        </draw:frame>
        <draw:frame draw:style-name="gr8" xml:id="id5" draw:id="id5" draw:layer="layout" svg:width="2.8cm" svg:height="1cm" svg:x="22.6cm" svg:y="10cm">
          <draw:text-box>
            <text:p><text:s/>{R04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28:39.39</dc:date>
    <meta:editing-duration>PT24M43S</meta:editing-duration>
    <meta:editing-cycles>7</meta:editing-cycles>
    <meta:generator>LibreOffice/3.4$Win32 LibreOffice_project/340m1$Build-302</meta:generator>
    <meta:document-statistic meta:object-count="14"/>
  </office:meta>
</office:document-meta>
</file>